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transition-type="automatic" presentation:transition-speed="fast" presentation:duration="PT00H00M30S"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gr1" style:family="graphic">
      <style:graphic-properties style:protect="size"/>
    </style:style>
    <style:style style:name="gr2" style:family="graphic" style:parent-style-name="standard">
      <style:graphic-properties draw:fill-color="#9999cc" draw:textarea-horizontal-align="justify" draw:textarea-vertical-align="top"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fill-color="#9999cc" draw:textarea-horizontal-align="justify" draw:textarea-vertical-align="middle" draw:auto-grow-height="false"/>
    </style:style>
    <style:style style:name="gr5" style:family="graphic" style:parent-style-name="standard">
      <style:graphic-properties draw:stroke="none" svg:stroke-color="#000000" draw:fill="none" draw:fill-color="#ffffff" draw:auto-grow-height="true" draw:auto-grow-width="false" fo:max-height="0cm" fo:min-height="1.95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0cm" fo:padding-top="0.1cm"/>
    </style:style>
    <style:style style:name="gr8" style:family="graphic" style:parent-style-name="standard">
      <style:graphic-properties draw:stroke="dash" draw:stroke-dash="Fine_20_Dashed" svg:stroke-width="0cm" draw:marker-start-width="0.3cm" draw:marker-end-width="0.3cm" draw:textarea-horizontal-align="center" draw:textarea-vertical-align="middle" fo:padding-top="0cm" fo:padding-bottom="0cm" fo:padding-left="0cm" fo:padding-right="0cm"/>
    </style:style>
    <style:style style:name="gr9" style:family="graphic" style:parent-style-name="standard">
      <style:graphic-properties svg:stroke-width="0.3cm" svg:stroke-color="#aeb2ca" draw:marker-start-width="0.75cm" draw:marker-end-width="0.75cm" draw:fill="solid" draw:fill-color="#babed6" draw:fill-gradient-name="Gradient_20_1" draw:fill-hatch-name="Black_20_0_20_Degrees" draw:fill-image-name="Empty" draw:textarea-horizontal-align="justify" draw:textarea-vertical-align="middle" draw:auto-grow-height="false" fo:padding-top="0.15cm" fo:padding-bottom="0.15cm" fo:padding-left="0.15cm" fo:padding-right="0.15cm"/>
    </style:style>
    <style:style style:name="gr10" style:family="graphic" style:parent-style-name="objectwithoutfill">
      <style:graphic-properties svg:stroke-width="0.2cm" svg:stroke-color="#b1b5cd" draw:marker-start-width="0.6cm" draw:marker-end-width="0.6cm" draw:fill="none" draw:textarea-horizontal-align="center" draw:textarea-vertical-align="middle" fo:padding-top="0.1cm" fo:padding-bottom="0.1cm" fo:padding-left="0.1cm" fo:padding-right="0.1cm"/>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auto-grow-height="true" fo:min-height="13.861cm"/>
    </style:style>
    <style:style style:name="pr3" style:family="presentation" style:parent-style-name="lyt-cool-notes">
      <style:graphic-properties draw:fill-color="#ffffff" draw:auto-grow-height="true" fo:min-height="11.411cm"/>
    </style:style>
    <style:style style:name="pr4" style:family="presentation" style:parent-style-name="lyt-cool-title">
      <style:graphic-properties fo:min-height="3.508cm"/>
    </style:style>
    <style:style style:name="pr5" style:family="presentation" style:parent-style-name="lyt-cool-outline1">
      <style:graphic-properties fo:min-height="3cm"/>
    </style:style>
    <style:style style:name="pr6" style:family="presentation" style:parent-style-name="lyt-cool-notes">
      <style:graphic-properties draw:fill-color="#ffffff"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13.231cm"/>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style>
    <style:style style:name="P3" style:family="paragraph">
      <style:paragraph-properties fo:margin-left="0cm" fo:margin-right="0cm" fo:text-indent="0.635cm" style:text-autospace="none"/>
    </style:style>
    <style:style style:name="P4" style:family="paragraph">
      <style:paragraph-properties fo:margin-left="0cm" fo:margin-right="0cm" fo:text-align="justify" fo:text-indent="0.635cm" style:text-autospace="none"/>
    </style:style>
    <style:style style:name="P5" style:family="paragraph">
      <style:paragraph-properties fo:margin-left="1.27cm" fo:margin-right="0cm" fo:text-align="justify" fo:text-indent="-0.635cm" style:text-autospace="none">
        <style:tab-stops>
          <style:tab-stop style:position="1.27cm"/>
        </style:tab-stops>
      </style:paragraph-properties>
    </style:style>
    <style:style style:name="P6" style:family="paragraph">
      <style:paragraph-properties fo:text-align="center"/>
      <style:text-properties fo:font-size="24pt"/>
    </style:style>
    <style:style style:name="P7" style:family="paragraph">
      <style:paragraph-properties fo:text-align="center"/>
    </style:style>
    <style:style style:name="P8" style:family="paragraph">
      <style:text-properties fo:font-size="24pt"/>
    </style:style>
    <style:style style:name="P9" style:family="paragraph">
      <style:paragraph-properties fo:text-align="center"/>
      <style:text-properties fo:font-size="10pt"/>
    </style:style>
    <style:style style:name="P10" style:family="paragraph">
      <style:paragraph-properties fo:text-align="center"/>
      <style:text-properties fo:font-size="10pt" style:font-size-asian="10pt" style:font-size-complex="10pt"/>
    </style:style>
    <style:style style:name="P11" style:family="paragraph">
      <style:paragraph-properties style:text-autospace="none"/>
    </style:style>
    <style:style style:name="P12" style:family="paragraph">
      <style:paragraph-properties fo:margin-top="0cm" fo:margin-bottom="0.5cm" style:text-autospace="none">
        <style:tab-stops>
          <style:tab-stop style:position="1.27cm"/>
        </style:tab-stops>
      </style:paragraph-properties>
    </style:style>
    <style:style style:name="P13" style:family="paragraph">
      <style:paragraph-properties fo:margin-top="0cm" fo:margin-bottom="0.4cm" style:text-autospace="none">
        <style:tab-stops>
          <style:tab-stop style:position="1.27cm"/>
        </style:tab-stops>
      </style:paragraph-properties>
    </style:style>
    <style:style style:name="P14" style:family="paragraph">
      <style:paragraph-properties fo:margin-top="0cm" fo:margin-bottom="0.4cm" style:text-autospace="none"/>
    </style:style>
    <style:style style:name="T1" style:family="text">
      <style:text-properties fo:font-family="Symbol" style:font-style-name="Regular" style:font-family-generic="roman" style:font-pitch="variable" style:font-charset="x-symbol" fo:font-size="48pt" style:font-family-asian="Symbol" style:font-style-name-asian="Regular" style:font-family-generic-asian="roman" style:font-pitch-asian="variable" style:font-charset-asian="x-symbol" style:font-size-asian="48pt" style:font-family-complex="Symbol" style:font-style-name-complex="Regular" style:font-family-generic-complex="roman" style:font-pitch-complex="variable" style:font-charset-complex="x-symbol" style:font-size-complex="48pt"/>
    </style:style>
    <style:style style:name="T2" style:family="text">
      <style:text-properties fo:font-size="44pt" style:font-size-asian="44pt" style:font-size-complex="44pt"/>
    </style:style>
    <style:style style:name="T3" style:family="text">
      <style:text-properties fo:language="en" fo:country="US"/>
    </style:style>
    <style:style style:name="T4" style:family="text">
      <style:text-properties fo:font-size="10pt" style:font-size-asian="10pt" style:font-size-complex="10pt"/>
    </style:style>
    <style:style style:name="T5" style:family="text">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T6" style:family="text">
      <style:text-properties fo:color="#000000" style:text-outline="false" style:text-line-through-style="none" fo:font-family="Albany" style:font-style-name="Standard" style:font-family-generic="swiss" style:font-pitch="variable" fo:font-size="32pt" fo:language="en" fo:country="US" fo:font-style="normal" fo:text-shadow="none" style:text-underline-style="none" fo:font-weight="normal"/>
    </style:style>
    <style:style style:name="T7" style:family="text">
      <style:text-properties fo:font-size="32pt" style:font-size-asian="32pt" style:font-size-complex="32pt"/>
    </style:style>
    <style:style style:name="T8" style:family="text">
      <style:text-properties fo:font-family="Gungsuh" style:font-style-name="Regular" style:font-family-generic="roman" style:font-pitch="variable" fo:font-size="32pt" fo:font-weight="bold" style:font-family-asian="Gungsuh" style:font-style-name-asian="Regular" style:font-family-generic-asian="roman" style:font-pitch-asian="variable" style:font-size-asian="32pt" style:font-weight-asian="bold" style:font-family-complex="Gungsuh" style:font-style-name-complex="Regular" style:font-family-generic-complex="roman" style:font-pitch-complex="variable" style:font-size-complex="32pt" style:font-weight-complex="bold"/>
    </style:style>
    <style:style style:name="T9" style:family="text">
      <style:text-properties fo:font-family="Symbol" style:font-style-name="Regular" style:font-family-generic="roman" style:font-pitch="variable" style:font-charset="x-symbol" style:font-family-asian="Symbol" style:font-style-name-asian="Regular" style:font-family-generic-asian="roman" style:font-pitch-asian="variable" style:font-charset-asian="x-symbol" style:font-family-complex="Symbol" style:font-style-name-complex="Regular" style:font-family-generic-complex="roman" style:font-pitch-complex="variable" style:font-charset-complex="x-symbol"/>
    </style:style>
    <style:style style:name="T10" style:family="text">
      <style:text-properties fo:font-size="12pt" style:font-size-asian="12pt" style:font-size-complex="12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en" fo:country="U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lyt-cool" presentation:presentation-page-layout-name="AL1T1" draw:id="id25">
        <office:forms form:automatic-focus="false" form:apply-design-mode="false"/>
        <draw:frame presentation:style-name="pr1" draw:text-style-name="P1" draw:layer="layout" svg:width="23.913cm" svg:height="3.507cm" svg:x="2.058cm" svg:y="1.543cm" presentation:class="title">
          <draw:text-box>
            <text:p text:style-name="P1">Конвертер XLS <text:span text:style-name="T1"></text:span> XLSX</text:p>
          </draw:text-box>
        </draw:frame>
        <draw:frame presentation:style-name="pr2" draw:text-style-name="P2" draw:layer="layout" svg:width="23.912cm" svg:height="13.861cm" svg:x="2.058cm" svg:y="5.838cm" presentation:class="outline">
          <draw:text-box>
            <text:p text:style-name="P2"><text:span text:style-name="T2">Функциональность, ограничения,</text:span><text:span text:style-name="T2"><text:line-break/></text:span><text:span text:style-name="T2">текущее состояние,</text:span><text:span text:style-name="T2"><text:line-break/></text:span><text:span text:style-name="T2">оценка сроков завершения</text:span></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page2" draw:style-name="dp3" draw:master-page-name="lyt-cool" presentation:presentation-page-layout-name="AL1T1" draw:id="id26">
        <office:forms form:automatic-focus="false" form:apply-design-mode="false"/>
        <draw:frame presentation:style-name="pr4" draw:layer="layout" svg:width="23.912cm" svg:height="3.508cm" svg:x="2.058cm" svg:y="1.543cm" presentation:class="title">
          <draw:text-box>
            <text:p text:style-name="P3">Этапы работы конвертера <text:span text:style-name="T3">XLS</text:span> в <text:span text:style-name="T3">XLSX</text:span>:</text:p>
          </draw:text-box>
        </draw:frame>
        <draw:frame presentation:style-name="pr5" draw:text-style-name="P4" draw:layer="layout" svg:width="23.912cm" svg:height="5.065cm" svg:x="2.058cm" svg:y="6cm" presentation:class="outline" presentation:user-transformed="true">
          <draw:text-box>
            <text:list text:style-name="L2">
              <text:list-item>
                <text:p text:style-name="P4">Разобрать поток бинарных данных по записям соответственно спецификации и сформировать DOM-модель.</text:p>
              </text:list-item>
            </text:list>
            <text:p text:style-name="P5"/>
          </draw:text-box>
        </draw:frame>
        <draw:custom-shape draw:style-name="gr2" draw:text-style-name="P6" draw:layer="layout" svg:width="3cm" svg:height="8cm" svg:x="3.5cm" svg:y="10.5cm">
          <text:p text:style-name="P6">BIN</text:p>
          <draw:enhanced-geometry svg:viewBox="0 0 21600 21600" draw:type="rectangle" draw:enhanced-path="M 0 0 L 21600 0 21600 21600 0 21600 0 0 Z N"/>
        </draw:custom-shape>
        <draw:line draw:style-name="gr3" draw:layer="layout" svg:x1="3.5cm" svg:y1="12.515cm" svg:x2="6.5cm" svg:y2="12.515cm">
          <text:p/>
        </draw:line>
        <draw:line draw:style-name="gr3" draw:layer="layout" svg:x1="3.5cm" svg:y1="11.5cm" svg:x2="6.5cm" svg:y2="11.5cm">
          <text:p/>
        </draw:line>
        <draw:line draw:style-name="gr3" draw:layer="layout" svg:x1="3.5cm" svg:y1="12cm" svg:x2="6.5cm" svg:y2="12cm">
          <text:p/>
        </draw:line>
        <draw:line draw:style-name="gr3" draw:layer="layout" svg:x1="3.5cm" svg:y1="13cm" svg:x2="6.5cm" svg:y2="13cm">
          <text:p/>
        </draw:line>
        <draw:line draw:style-name="gr3" draw:layer="layout" svg:x1="3.5cm" svg:y1="13.5cm" svg:x2="6.5cm" svg:y2="13.5cm">
          <text:p/>
        </draw:line>
        <draw:line draw:style-name="gr3" draw:layer="layout" svg:x1="3.5cm" svg:y1="14cm" svg:x2="6.5cm" svg:y2="14cm">
          <text:p/>
        </draw:line>
        <draw:line draw:style-name="gr3" draw:layer="layout" svg:x1="3.5cm" svg:y1="14.5cm" svg:x2="6.5cm" svg:y2="14.5cm">
          <text:p/>
        </draw:line>
        <draw:line draw:style-name="gr3" draw:layer="layout" svg:x1="3.5cm" svg:y1="15cm" svg:x2="6.5cm" svg:y2="15cm">
          <text:p/>
        </draw:line>
        <draw:line draw:style-name="gr3" draw:layer="layout" svg:x1="3.5cm" svg:y1="15.5cm" svg:x2="6.5cm" svg:y2="15.5cm">
          <text:p/>
        </draw:line>
        <draw:line draw:style-name="gr3" draw:layer="layout" svg:x1="3.5cm" svg:y1="16cm" svg:x2="6.5cm" svg:y2="16cm">
          <text:p/>
        </draw:line>
        <draw:line draw:style-name="gr3" draw:layer="layout" svg:x1="3.5cm" svg:y1="16.5cm" svg:x2="6.5cm" svg:y2="16.5cm">
          <text:p/>
        </draw:line>
        <draw:line draw:style-name="gr3" draw:layer="layout" svg:x1="3.5cm" svg:y1="17cm" svg:x2="6.5cm" svg:y2="17cm">
          <text:p/>
        </draw:line>
        <draw:line draw:style-name="gr3" draw:layer="layout" svg:x1="3.5cm" svg:y1="17.5cm" svg:x2="6.5cm" svg:y2="17.5cm">
          <text:p/>
        </draw:line>
        <draw:line draw:style-name="gr3" draw:layer="layout" svg:x1="3.5cm" svg:y1="18cm" svg:x2="6.5cm" svg:y2="18cm">
          <text:p/>
        </draw:line>
        <draw:custom-shape draw:style-name="gr4" draw:text-style-name="P7" draw:layer="layout" svg:width="5cm" svg:height="4cm" svg:x="8.5cm" svg:y="16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4" draw:text-style-name="P7" draw:id="id3" draw:layer="layout" svg:width="1cm" svg:height="1cm" svg:x="19.5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 draw:layer="layout" svg:width="1cm" svg:height="1cm" svg:x="20.5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2" draw:layer="layout" svg:width="1cm" svg:height="1cm" svg:x="21.5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4" draw:layer="layout" svg:width="1cm" svg:height="1cm" svg:x="18.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5" draw:layer="layout" svg:width="1cm" svg:height="1cm" svg:x="20.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6" draw:layer="layout" svg:width="1cm" svg:height="1cm" svg:x="22.5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5.5cm" svg:height="1.953cm" svg:x="21.5cm" svg:y="11cm">
          <draw:text-box>
            <text:p text:style-name="P6">XML<text:line-break/>(bin-format)</text:p>
          </draw:text-box>
        </draw:frame>
        <draw:frame draw:style-name="gr6" draw:text-style-name="P8" draw:layer="layout" svg:width="6cm" svg:height="0.954cm" svg:x="14cm" svg:y="18.5cm">
          <draw:text-box>
            <text:p text:style-name="P8">Specs</text:p>
          </draw:text-box>
        </draw:frame>
        <draw:connector draw:style-name="gr3" draw:layer="layout" draw:type="line" svg:x1="20.999cm" svg:y1="12.5cm" svg:x2="21.999cm" svg:y2="14cm" draw:start-shape="id1" draw:start-glue-point="8" draw:end-shape="id2" draw:end-glue-point="4" svg:d="m20999 12500 1000 1500">
          <text:p/>
        </draw:connector>
        <draw:connector draw:style-name="gr3" draw:layer="layout" draw:type="line" svg:x1="20.999cm" svg:y1="12.5cm" svg:x2="19.999cm" svg:y2="14cm" draw:start-shape="id1" draw:start-glue-point="8" draw:end-shape="id3" draw:end-glue-point="4" svg:d="m20999 12500-1000 1500">
          <text:p/>
        </draw:connector>
        <draw:connector draw:style-name="gr3" draw:layer="layout" draw:type="line" svg:x1="19.999cm" svg:y1="15cm" svg:x2="18.999cm" svg:y2="16.5cm" draw:start-shape="id3" draw:start-glue-point="8" draw:end-shape="id4" draw:end-glue-point="4" svg:d="m19999 15000-1000 1500">
          <text:p/>
        </draw:connector>
        <draw:connector draw:style-name="gr3" draw:layer="layout" draw:type="line" svg:x1="19.999cm" svg:y1="15cm" svg:x2="20.999cm" svg:y2="16.5cm" draw:start-shape="id3" draw:start-glue-point="8" draw:end-shape="id5" draw:end-glue-point="4" svg:d="m19999 15000 1000 1500">
          <text:p/>
        </draw:connector>
        <draw:connector draw:style-name="gr3" draw:layer="layout" draw:type="line" svg:x1="21.999cm" svg:y1="15cm" svg:x2="22.999cm" svg:y2="16.5cm" draw:start-shape="id2" draw:start-glue-point="8" draw:end-shape="id6" draw:end-glue-point="4" svg:d="m21999 15000 1000 1500">
          <text:p/>
        </draw:connector>
        <draw:frame draw:style-name="gr7" draw:text-style-name="P10" draw:layer="layout" svg:width="3cm" svg:height="0.499cm" svg:x="3.5cm" svg:y="11.5cm">
          <draw:text-box>
            <text:p text:style-name="P9"><text:span text:style-name="T4">1101100011</text:span></text:p>
          </draw:text-box>
        </draw:frame>
        <draw:frame draw:style-name="gr7" draw:text-style-name="P10" draw:layer="layout" svg:width="3cm" svg:height="0.499cm" svg:x="3.5cm" svg:y="12.001cm">
          <draw:text-box>
            <text:p text:style-name="P9"><text:span text:style-name="T4">0101000111</text:span></text:p>
          </draw:text-box>
        </draw:frame>
        <draw:frame draw:style-name="gr7" draw:text-style-name="P10" draw:layer="layout" svg:width="3cm" svg:height="0.499cm" svg:x="3.5cm" svg:y="12.501cm">
          <draw:text-box>
            <text:p text:style-name="P9"><text:span text:style-name="T4">0101000111</text:span></text:p>
          </draw:text-box>
        </draw:frame>
        <draw:frame draw:style-name="gr7" draw:text-style-name="P10" draw:layer="layout" svg:width="3cm" svg:height="0.499cm" svg:x="3.5cm" svg:y="13.001cm">
          <draw:text-box>
            <text:p text:style-name="P9"><text:span text:style-name="T4">0101000111</text:span></text:p>
          </draw:text-box>
        </draw:frame>
        <draw:frame draw:style-name="gr7" draw:text-style-name="P10" draw:layer="layout" svg:width="3cm" svg:height="0.499cm" svg:x="3.5cm" svg:y="13.5cm">
          <draw:text-box>
            <text:p text:style-name="P9"><text:span text:style-name="T4">0101000111</text:span></text:p>
          </draw:text-box>
        </draw:frame>
        <draw:frame draw:style-name="gr7" draw:text-style-name="P10" draw:layer="layout" svg:width="3cm" svg:height="0.499cm" svg:x="3.5cm" svg:y="14.001cm">
          <draw:text-box>
            <text:p text:style-name="P9"><text:span text:style-name="T4">0101000111</text:span></text:p>
          </draw:text-box>
        </draw:frame>
        <draw:frame draw:style-name="gr7" draw:text-style-name="P10" draw:layer="layout" svg:width="3cm" svg:height="0.897cm" svg:x="3.5cm" svg:y="14.5cm">
          <draw:text-box>
            <text:p text:style-name="P9"><text:span text:style-name="T4">0101010100</text:span></text:p>
            <text:p text:style-name="P9"><text:span text:style-name="T4"/></text:p>
          </draw:text-box>
        </draw:frame>
        <draw:frame draw:style-name="gr7" draw:text-style-name="P10" draw:layer="layout" svg:width="3cm" svg:height="0.499cm" svg:x="3.5cm" svg:y="15.001cm">
          <draw:text-box>
            <text:p text:style-name="P9"><text:span text:style-name="T4">0101000111</text:span></text:p>
          </draw:text-box>
        </draw:frame>
        <draw:frame draw:style-name="gr7" draw:text-style-name="P10" draw:layer="layout" svg:width="3cm" svg:height="0.499cm" svg:x="3.5cm" svg:y="15.501cm">
          <draw:text-box>
            <text:p text:style-name="P9"><text:span text:style-name="T4">0101000111</text:span></text:p>
          </draw:text-box>
        </draw:frame>
        <draw:frame draw:style-name="gr7" draw:text-style-name="P10" draw:layer="layout" svg:width="3cm" svg:height="0.499cm" svg:x="3.5cm" svg:y="16.001cm">
          <draw:text-box>
            <text:p text:style-name="P9"><text:span text:style-name="T4">0101000111</text:span></text:p>
          </draw:text-box>
        </draw:frame>
        <draw:frame draw:style-name="gr7" draw:text-style-name="P10" draw:layer="layout" svg:width="3cm" svg:height="0.499cm" svg:x="3.5cm" svg:y="16.5cm">
          <draw:text-box>
            <text:p text:style-name="P9"><text:span text:style-name="T4">0001110101</text:span></text:p>
          </draw:text-box>
        </draw:frame>
        <draw:frame draw:style-name="gr7" draw:text-style-name="P10" draw:layer="layout" svg:width="3cm" svg:height="0.499cm" svg:x="3.5cm" svg:y="17.001cm">
          <draw:text-box>
            <text:p text:style-name="P9"><text:span text:style-name="T4">0101000111</text:span></text:p>
          </draw:text-box>
        </draw:frame>
        <draw:frame draw:style-name="gr7" draw:text-style-name="P10" draw:layer="layout" svg:width="3cm" svg:height="0.499cm" svg:x="3.5cm" svg:y="17.501cm">
          <draw:text-box>
            <text:p text:style-name="P9"><text:span text:style-name="T4">0101000111</text:span></text:p>
          </draw:text-box>
        </draw:frame>
        <draw:frame draw:style-name="gr7" draw:text-style-name="P10" draw:layer="layout" svg:width="3cm" svg:height="0.499cm" svg:x="3.5cm" svg:y="18.001cm">
          <draw:text-box>
            <text:p text:style-name="P9"><text:span text:style-name="T4">0101000111</text:span></text:p>
          </draw:text-box>
        </draw:frame>
        <draw:custom-shape draw:style-name="gr4" draw:text-style-name="P7" draw:layer="layout" svg:width="11.5cm" svg:height="2cm" svg:x="7cm" svg:y="12cm">
          <text:p/>
          <draw:enhanced-geometry svg:viewBox="0 0 21600 21600" draw:text-areas="0 ?f0 ?f5 ?f2" draw:type="right-arrow" draw:modifiers="18087.9575689071 5540.306462358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1cm" svg:height="2cm" svg:x="11cm" svg:y="13.5cm">
          <text:p/>
          <draw:enhanced-geometry svg:viewBox="0 0 21600 21600" draw:text-areas="?f0 ?f7 ?f2 21600" draw:type="up-arrow" draw:modifiers="8677.41505662891 5847.75224775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6.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2" presentation:class="page"/>
          <draw:frame presentation:style-name="pr6" draw:text-style-name="P8" draw:layer="layout" svg:width="14.518cm" svg:height="11.411cm" svg:x="3.249cm" svg:y="14.13cm" presentation:class="notes" presentation:placeholder="true">
            <draw:text-box/>
          </draw:frame>
        </presentation:notes>
      </draw:page>
      <draw:page draw:name="page3" draw:style-name="dp3" draw:master-page-name="lyt-cool" presentation:presentation-page-layout-name="AL1T1" draw:id="id27">
        <office:forms form:automatic-focus="false" form:apply-design-mode="false"/>
        <draw:frame presentation:style-name="pr4" draw:layer="layout" svg:width="23.912cm" svg:height="3.508cm" svg:x="2.058cm" svg:y="1.543cm" presentation:class="title">
          <draw:text-box>
            <text:p text:style-name="P3">Этапы работы конвертера <text:span text:style-name="T3">XLS</text:span> в <text:span text:style-name="T3">XLSX</text:span>:</text:p>
          </draw:text-box>
        </draw:frame>
        <draw:frame presentation:style-name="pr5" draw:text-style-name="P4" draw:layer="layout" svg:width="23.912cm" svg:height="3.799cm" svg:x="2.058cm" svg:y="6cm" presentation:class="outline" presentation:user-transformed="true">
          <draw:text-box>
            <text:list text:style-name="L2">
              <text:list-item>
                <text:p><text:span text:style-name="T5">Преобразовать </text:span><text:span text:style-name="T6">XML</text:span><text:span text:style-name="T5">-дерево при помощи таблиц </text:span><text:span text:style-name="T6">XSLT</text:span><text:span text:style-name="T5"> в дерево формата </text:span><text:span text:style-name="T6">XLSX</text:span>.</text:p>
              </text:list-item>
            </text:list>
            <text:p text:style-name="P5"/>
          </draw:text-box>
        </draw:frame>
        <draw:frame draw:style-name="gr6" draw:layer="layout" svg:width="6cm" svg:height="0.954cm" svg:x="14cm" svg:y="17.5cm">
          <draw:text-box>
            <text:p>XSL tables</text:p>
          </draw:text-box>
        </draw:frame>
        <draw:custom-shape draw:style-name="gr4" draw:text-style-name="P7" draw:layer="layout" svg:width="11.5cm" svg:height="2cm" svg:x="7cm" svg:y="12cm">
          <text:p/>
          <draw:enhanced-geometry svg:viewBox="0 0 21600 21600" draw:text-areas="0 ?f0 ?f5 ?f2" draw:type="right-arrow" draw:modifiers="18087.9575689071 5540.306462358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1cm" svg:height="2cm" svg:x="11cm" svg:y="13.5cm">
          <text:p/>
          <draw:enhanced-geometry svg:viewBox="0 0 21600 21600" draw:text-areas="?f0 ?f7 ?f2 21600" draw:type="up-arrow" draw:modifiers="8677.41505662891 5847.75224775225"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 draw:text-style-name="P6" draw:layer="layout" svg:width="5.5cm" svg:height="1.953cm" svg:x="21.5cm" svg:y="10cm">
          <draw:text-box>
            <text:p text:style-name="P6">XML<text:line-break/>(2007-format)</text:p>
          </draw:text-box>
        </draw:frame>
        <draw:connector draw:style-name="gr3" draw:layer="layout" draw:type="line" svg:x1="20.999cm" svg:y1="11.5cm" svg:x2="21.999cm" svg:y2="13cm" svg:d="m20999 11500 1000 1500">
          <text:p/>
        </draw:connector>
        <draw:connector draw:style-name="gr3" draw:layer="layout" draw:type="line" svg:x1="20.999cm" svg:y1="11.5cm" svg:x2="19.999cm" svg:y2="13cm" svg:d="m20999 11500-1000 1500">
          <text:p/>
        </draw:connector>
        <draw:connector draw:style-name="gr3" draw:layer="layout" draw:type="line" svg:x1="19.999cm" svg:y1="14cm" svg:x2="18.999cm" svg:y2="15.5cm" svg:d="m19999 14000-1000 1500">
          <text:p/>
        </draw:connector>
        <draw:connector draw:style-name="gr3" draw:layer="layout" draw:type="line" svg:x1="21.999cm" svg:y1="14cm" svg:x2="20.999cm" svg:y2="15.5cm" svg:d="m21999 14000-1000 1500">
          <text:p/>
        </draw:connector>
        <draw:connector draw:style-name="gr3" draw:layer="layout" draw:type="line" svg:x1="21.999cm" svg:y1="14cm" svg:x2="22.999cm" svg:y2="15.5cm" svg:d="m21999 14000 1000 1500">
          <text:p/>
        </draw:connector>
        <draw:custom-shape draw:style-name="gr4" draw:text-style-name="P7" draw:id="id9" draw:layer="layout" svg:width="1cm" svg:height="1cm" svg:x="3cm" svg:y="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7" draw:layer="layout" svg:width="1cm" svg:height="1cm" svg:x="4cm" svg:y="10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8" draw:layer="layout" svg:width="1cm" svg:height="1cm" svg:x="5cm" svg:y="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0" draw:layer="layout" svg:width="1cm" svg:height="1cm" svg:x="2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1" draw:layer="layout" svg:width="1cm" svg:height="1cm" svg:x="4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2" draw:layer="layout" svg:width="1cm" svg:height="1cm" svg:x="6cm" svg:y="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5.5cm" svg:height="1.953cm" svg:x="5cm" svg:y="9.5cm">
          <draw:text-box>
            <text:p text:style-name="P6">XML<text:line-break/>(bin-format)</text:p>
          </draw:text-box>
        </draw:frame>
        <draw:connector draw:style-name="gr3" draw:layer="layout" draw:type="line" svg:x1="4.499cm" svg:y1="11cm" svg:x2="5.499cm" svg:y2="12.5cm" draw:start-shape="id7" draw:start-glue-point="8" draw:end-shape="id8" draw:end-glue-point="4" svg:d="m4499 11000 1000 1500">
          <text:p/>
        </draw:connector>
        <draw:connector draw:style-name="gr3" draw:layer="layout" draw:type="line" svg:x1="4.499cm" svg:y1="11cm" svg:x2="3.499cm" svg:y2="12.5cm" draw:start-shape="id7" draw:start-glue-point="8" draw:end-shape="id9" draw:end-glue-point="4" svg:d="m4499 11000-1000 1500">
          <text:p/>
        </draw:connector>
        <draw:connector draw:style-name="gr3" draw:layer="layout" draw:type="line" svg:x1="3.499cm" svg:y1="13.5cm" svg:x2="2.499cm" svg:y2="15cm" draw:start-shape="id9" draw:start-glue-point="8" draw:end-shape="id10" draw:end-glue-point="4" svg:d="m3499 13500-1000 1500">
          <text:p/>
        </draw:connector>
        <draw:connector draw:style-name="gr3" draw:layer="layout" draw:type="line" svg:x1="3.499cm" svg:y1="13.5cm" svg:x2="4.499cm" svg:y2="15cm" draw:start-shape="id9" draw:start-glue-point="8" draw:end-shape="id11" draw:end-glue-point="4" svg:d="m3499 13500 1000 1500">
          <text:p/>
        </draw:connector>
        <draw:connector draw:style-name="gr3" draw:layer="layout" draw:type="line" svg:x1="5.499cm" svg:y1="13.5cm" svg:x2="6.499cm" svg:y2="15cm" draw:start-shape="id8" draw:start-glue-point="8" draw:end-shape="id12" draw:end-glue-point="4" svg:d="m5499 13500 1000 1500">
          <text:p/>
        </draw:connector>
        <draw:custom-shape draw:style-name="gr4" draw:text-style-name="P7" draw:layer="layout" svg:width="1cm" svg:height="1cm" svg:x="22.5cm" svg:y="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1cm" svg:height="1cm" svg:x="20.5cm" svg:y="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1cm" svg:height="1cm" svg:x="18.5cm" svg:y="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1cm" svg:height="1cm" svg:x="19.5cm" svg:y="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1cm" svg:height="1cm" svg:x="21.5cm" svg:y="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1cm" svg:height="1cm" svg:x="20.5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7" draw:layer="layout" svg:width="4.5cm" svg:height="3.5cm" svg:x="9cm" svg:y="16.5cm">
          <text:p/>
          <draw:enhanced-geometry svg:viewBox="0 0 21600 21600" draw:glue-points="12960 0 10800 0 2160 10800 8600 21600 10800 21600 19400 10800" draw:text-areas="4230 0 17370 21600" draw:type="flowchart-data" draw:enhanced-path="M 4230 0 L 21600 0 17370 21600 0 21600 4230 0 Z N"/>
        </draw:custom-shape>
        <draw:line draw:style-name="gr3" draw:layer="layout" svg:x1="10.5cm" svg:y1="17cm" svg:x2="13cm" svg:y2="17cm">
          <text:p/>
        </draw:line>
        <draw:line draw:style-name="gr3" draw:layer="layout" svg:x1="10.5cm" svg:y1="17.5cm" svg:x2="13cm" svg:y2="17.5cm">
          <text:p/>
        </draw:line>
        <draw:line draw:style-name="gr3" draw:layer="layout" svg:x1="10cm" svg:y1="18cm" svg:x2="12.5cm" svg:y2="18cm">
          <text:p/>
        </draw:line>
        <draw:line draw:style-name="gr3" draw:layer="layout" svg:x1="10cm" svg:y1="18.5cm" svg:x2="12.5cm" svg:y2="18.5cm">
          <text:p/>
        </draw:line>
        <draw:line draw:style-name="gr3" draw:layer="layout" svg:x1="10cm" svg:y1="19cm" svg:x2="12.5cm" svg:y2="19cm">
          <text:p/>
        </draw:line>
        <draw:line draw:style-name="gr3" draw:layer="layout" svg:x1="9.5cm" svg:y1="19.5cm" svg:x2="12.5cm" svg:y2="19.5cm">
          <text:p/>
        </draw:line>
        <anim:par presentation:node-type="timing-root">
          <anim:par smil:begin="id27.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3" draw:master-page-name="lyt-cool" presentation:presentation-page-layout-name="AL1T1" draw:id="id28">
        <office:forms form:automatic-focus="false" form:apply-design-mode="false"/>
        <draw:frame presentation:style-name="pr4" draw:layer="layout" svg:width="23.912cm" svg:height="3.508cm" svg:x="2.058cm" svg:y="1.543cm" presentation:class="title">
          <draw:text-box>
            <text:p text:style-name="P3">Этапы работы конвертера <text:span text:style-name="T3">XLS</text:span> в <text:span text:style-name="T3">XLSX</text:span>:</text:p>
          </draw:text-box>
        </draw:frame>
        <draw:frame presentation:style-name="pr5" draw:text-style-name="P4" draw:layer="layout" svg:width="23.912cm" svg:height="3.799cm" svg:x="2.058cm" svg:y="6cm" presentation:class="outline" presentation:user-transformed="true">
          <draw:text-box>
            <text:list text:style-name="L2">
              <text:list-item>
                <text:p><text:span text:style-name="T5">Выгрузить полученный </text:span><text:span text:style-name="T6">XML</text:span><text:span text:style-name="T5"> в набор файлов и заархивировать в </text:span><text:span text:style-name="T6">ZIP</text:span>.</text:p>
              </text:list-item>
            </text:list>
            <text:p text:style-name="P5"/>
          </draw:text-box>
        </draw:frame>
        <draw:custom-shape draw:style-name="gr4" draw:text-style-name="P7" draw:layer="layout" svg:width="11.5cm" svg:height="2cm" svg:x="7cm" svg:y="13.5cm">
          <text:p/>
          <draw:enhanced-geometry svg:viewBox="0 0 21600 21600" draw:text-areas="0 ?f0 ?f5 ?f2" draw:type="right-arrow" draw:modifiers="18087.9575689071 5540.3064623584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id="id15" draw:layer="layout" svg:width="1cm" svg:height="1cm" svg:x="3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3" draw:layer="layout" svg:width="1cm" svg:height="1cm" svg:x="4cm" svg:y="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4" draw:layer="layout" svg:width="1cm" svg:height="1cm" svg:x="5cm" svg:y="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6" draw:layer="layout" svg:width="1cm" svg:height="1cm" svg:x="2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7" draw:layer="layout" svg:width="1cm" svg:height="1cm" svg:x="4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7" draw:id="id18" draw:layer="layout" svg:width="1cm" svg:height="1cm" svg:x="6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5.5cm" svg:height="1.953cm" svg:x="5cm" svg:y="11cm">
          <draw:text-box>
            <text:p text:style-name="P6">XML<text:line-break/>(bin-format)</text:p>
          </draw:text-box>
        </draw:frame>
        <draw:connector draw:style-name="gr3" draw:layer="layout" draw:type="line" svg:x1="4.499cm" svg:y1="12.5cm" svg:x2="5.499cm" svg:y2="14cm" draw:start-shape="id13" draw:start-glue-point="8" draw:end-shape="id14" draw:end-glue-point="4" svg:d="m4499 12500 1000 1500">
          <text:p/>
        </draw:connector>
        <draw:connector draw:style-name="gr3" draw:layer="layout" draw:type="line" svg:x1="4.499cm" svg:y1="12.5cm" svg:x2="3.499cm" svg:y2="14cm" draw:start-shape="id13" draw:start-glue-point="8" draw:end-shape="id15" draw:end-glue-point="4" svg:d="m4499 12500-1000 1500">
          <text:p/>
        </draw:connector>
        <draw:connector draw:style-name="gr3" draw:layer="layout" draw:type="line" svg:x1="3.499cm" svg:y1="15cm" svg:x2="2.499cm" svg:y2="16.5cm" draw:start-shape="id15" draw:start-glue-point="8" draw:end-shape="id16" draw:end-glue-point="4" svg:d="m3499 15000-1000 1500">
          <text:p/>
        </draw:connector>
        <draw:connector draw:style-name="gr3" draw:layer="layout" draw:type="line" svg:x1="3.499cm" svg:y1="15cm" svg:x2="4.499cm" svg:y2="16.5cm" draw:start-shape="id15" draw:start-glue-point="8" draw:end-shape="id17" draw:end-glue-point="4" svg:d="m3499 15000 1000 1500">
          <text:p/>
        </draw:connector>
        <draw:connector draw:style-name="gr3" draw:layer="layout" draw:type="line" svg:x1="5.499cm" svg:y1="15cm" svg:x2="6.499cm" svg:y2="16.5cm" draw:start-shape="id14" draw:start-glue-point="8" draw:end-shape="id18" draw:end-glue-point="4" svg:d="m5499 15000 1000 1500">
          <text:p/>
        </draw:connector>
        <draw:custom-shape draw:style-name="gr4" draw:text-style-name="P7" draw:id="id19" draw:layer="layout" svg:width="2.5cm" svg:height="1.5cm" svg:x="19.5cm" svg:y="10.5cm">
          <text:p/>
          <draw:enhanced-geometry svg:viewBox="0 0 21600 21600" draw:glue-points="10800 0 0 10800 10800 20320 21600 10800" draw:text-areas="0 0 21600 17360" draw:mirror-vertical="true" draw:type="flowchart-document" draw:enhanced-path="M 0 0 L 21600 0 21600 17360 C 13050 17220 13340 20770 5620 21600 2860 21100 1850 20700 0 20120 Z N"/>
        </draw:custom-shape>
        <draw:custom-shape draw:style-name="gr4" draw:text-style-name="P7" draw:id="id20" draw:layer="layout" svg:width="1.5cm" svg:height="2cm" svg:x="23.5cm" svg:y="12.5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 draw:text-style-name="P7" draw:id="id24" draw:layer="layout" svg:width="1.5cm" svg:height="2cm" svg:x="23.5cm" svg:y="17.5cm">
          <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 draw:text-style-name="P7" draw:id="id22" draw:layer="layout" svg:width="1.5cm" svg:height="2cm" svg:x="23.5cm" svg:y="15cm">
          <text:p/>
          <draw:enhanced-geometry svg:viewBox="0 0 21600 21600" draw:glue-points="10800 0 0 10800 10800 21600 21600 10800" draw:text-areas="0 4300 21600 21600" draw:type="flowchart-card" draw:enhanced-path="M 4300 0 L 21600 0 21600 21600 0 21600 0 4300 4300 0 Z N"/>
        </draw:custom-shape>
        <draw:connector draw:style-name="gr8" draw:id="id21" draw:layer="layout" svg:x1="20.749cm" svg:y1="11.911cm" svg:x2="23.5cm" svg:y2="13.499cm" draw:start-shape="id19" draw:start-glue-point="6" draw:end-shape="id20" draw:end-glue-point="5" svg:d="m20749 11911v1588h2751">
          <text:p/>
        </draw:connector>
        <draw:connector draw:style-name="gr8" draw:id="id23" draw:layer="layout" svg:x1="20.749cm" svg:y1="13.499cm" svg:x2="23.5cm" svg:y2="15.999cm" draw:start-shape="id21" draw:start-glue-point="0" draw:end-shape="id22" draw:end-glue-point="5" svg:d="m20749 13499v2500h2751">
          <text:p/>
        </draw:connector>
        <draw:connector draw:style-name="gr8" draw:layer="layout" svg:x1="20.749cm" svg:y1="15.999cm" svg:x2="23.5cm" svg:y2="18.499cm" draw:start-shape="id23" draw:start-glue-point="0" draw:end-shape="id24" draw:end-glue-point="5" svg:d="m20749 15999v2500h2751">
          <text:p/>
        </draw:connector>
        <draw:frame draw:style-name="gr5" draw:text-style-name="P6" draw:layer="layout" svg:width="5.5cm" svg:height="1.953cm" svg:x="21cm" svg:y="9.5cm">
          <draw:text-box>
            <text:p text:style-name="P6">XLSX file</text:p>
          </draw:text-box>
        </draw:frame>
        <anim:par presentation:node-type="timing-root">
          <anim:par smil:begin="id28.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4" presentation:class="page"/>
          <draw:frame presentation:style-name="pr6" draw:text-style-name="P8" draw:layer="layout" svg:width="14.518cm" svg:height="11.411cm" svg:x="3.249cm" svg:y="14.13cm" presentation:class="notes" presentation:placeholder="true">
            <draw:text-box/>
          </draw:frame>
        </presentation:notes>
      </draw:page>
      <draw:page draw:name="page5" draw:style-name="dp3" draw:master-page-name="lyt-cool" presentation:presentation-page-layout-name="AL1T1" draw:id="id29">
        <office:forms form:automatic-focus="false" form:apply-design-mode="false"/>
        <draw:frame presentation:style-name="pr7" draw:layer="layout" svg:width="23.912cm" svg:height="3.508cm" svg:x="2.058cm" svg:y="1.543cm" presentation:class="title" presentation:user-transformed="true">
          <draw:text-box>
            <text:p text:style-name="P1">Функциональные ограничения </text:p>
          </draw:text-box>
        </draw:frame>
        <draw:frame presentation:style-name="pr8" draw:layer="layout" svg:width="23.912cm" svg:height="13.231cm" svg:x="2.058cm" svg:y="5.838cm" presentation:class="outline" presentation:user-transformed="true">
          <draw:text-box>
            <text:list text:style-name="L2">
              <text:list-header>
                <text:p>Реализуемая функциональность:</text:p>
                <text:p/>
              </text:list-header>
              <text:list-item>
                <text:p>Форматирование и стили</text:p>
              </text:list-item>
              <text:list-item>
                <text:p>Поддержка формул</text:p>
              </text:list-item>
              <text:list-item>
                <text:p>Диаграммы (<text:span text:style-name="T7">ограниченный набор</text:span>)</text:p>
              </text:list-item>
              <text:list-item>
                <text:p>Изображения<text:tab/>и просмотр OLE-объектов</text:p>
              </text:list-item>
              <text:list-item>
                <text:p>Поддержка XML-данных</text:p>
              </text:list-item>
              <text:list-item>
                <text:p>Метки, примечания, ссылки</text:p>
              </text:list-item>
            </text:list>
          </draw:text-box>
        </draw:frame>
        <draw:custom-shape draw:style-name="gr9" draw:text-style-name="P7" draw:layer="layout" svg:width="3cm" svg:height="3cm" svg:x="2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7" draw:layer="layout" svg:width="3cm" svg:height="3cm" svg:x="23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29.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3" draw:master-page-name="lyt-cool" presentation:presentation-page-layout-name="AL1T1" draw:id="id30">
        <office:forms form:automatic-focus="false" form:apply-design-mode="false"/>
        <draw:frame presentation:style-name="pr7" draw:layer="layout" svg:width="23.912cm" svg:height="3.508cm" svg:x="2.058cm" svg:y="1.543cm" presentation:class="title" presentation:user-transformed="true">
          <draw:text-box>
            <text:p text:style-name="P1">Функциональные ограничения </text:p>
          </draw:text-box>
        </draw:frame>
        <draw:frame presentation:style-name="pr8" draw:layer="layout" svg:width="23.912cm" svg:height="13.231cm" svg:x="2.058cm" svg:y="5.838cm" presentation:class="outline" presentation:user-transformed="true">
          <draw:text-box>
            <text:list text:style-name="L2">
              <text:list-header>
                <text:p>Урезанная функциональность:</text:p>
                <text:p/>
              </text:list-header>
              <text:list-item>
                <text:p>Метаданные</text:p>
              </text:list-item>
              <text:list-item>
                <text:p>Сводные таблицы</text:p>
              </text:list-item>
              <text:list-item>
                <text:p>Векторное рисование (только необходимое для диаграмм)</text:p>
              </text:list-item>
              <text:list-item>
                <text:p>Шифрование данных</text:p>
              </text:list-item>
              <text:list-item>
                <text:p text:style-name="P11"><text:span text:style-name="T6">OLAP, ODBC,</text:span><text:span text:style-name="T6"> OLE</text:span><text:span text:style-name="T6"> DB</text:span><text:span text:style-name="T6">, ADO</text:span><text:span text:style-name="T6"> и DAO</text:span><text:span text:style-name="T6"> соединения, импорт текста и веб-страниц</text:span></text:p>
              </text:list-item>
              <text:list-item>
                <text:p><text:span text:style-name="T8">車爛龜來錄拉힠</text:span></text:p>
              </text:list-item>
            </text:list>
          </draw:text-box>
        </draw:frame>
        <draw:custom-shape draw:style-name="gr9" draw:text-style-name="P7" draw:layer="layout" svg:width="3cm" svg:height="3cm" svg:x="2cm" svg:y="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text-style-name="P7" draw:layer="layout" svg:width="3cm" svg:height="3cm" svg:x="24cm" svg:y="1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30.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6" presentation:class="page"/>
          <draw:frame presentation:style-name="pr6" draw:text-style-name="P8" draw:layer="layout" svg:width="14.518cm" svg:height="11.411cm" svg:x="3.249cm" svg:y="14.13cm" presentation:class="notes" presentation:placeholder="true">
            <draw:text-box/>
          </draw:frame>
        </presentation:notes>
      </draw:page>
      <draw:page draw:name="page7" draw:style-name="dp3" draw:master-page-name="lyt-cool" presentation:presentation-page-layout-name="AL1T1" draw:id="id31">
        <office:forms form:automatic-focus="false" form:apply-design-mode="false"/>
        <draw:frame presentation:style-name="pr7" draw:layer="layout" svg:width="23.912cm" svg:height="3.508cm" svg:x="2.058cm" svg:y="1.543cm" presentation:class="title">
          <draw:text-box>
            <text:p text:style-name="P1">Оценка сроков</text:p>
          </draw:text-box>
        </draw:frame>
        <draw:frame presentation:style-name="pr8" draw:layer="layout" svg:width="23.912cm" svg:height="13.988cm" svg:x="2.058cm" svg:y="5.838cm" presentation:class="outline" presentation:user-transformed="true">
          <draw:text-box>
            <text:list text:style-name="L2">
              <text:list-header>
                <text:p text:style-name="P1">Конвертер XLS <text:span text:style-name="T9"> </text:span>XLSX:</text:p>
                <text:p text:style-name="P1"><text:span text:style-name="T10"/></text:p>
              </text:list-header>
              <text:list-item>
                <text:p text:style-name="P12">Завершение обработки полей упрощенного тестового файла. <text:s/>(<text:span text:style-name="T11">3 нед.</text:span>)</text:p>
              </text:list-item>
              <text:list-item>
                <text:p text:style-name="P12">Реализация преобразования посредством <text:span text:style-name="T3">XSLT</text:span>. (<text:span text:style-name="T11">1 нед.</text:span>)</text:p>
              </text:list-item>
              <text:list-item>
                <text:p text:style-name="P12">Написание <text:span text:style-name="T3">XSL</text:span> таблиц преобразования (<text:span text:style-name="T11">3 нед.</text:span>)</text:p>
              </text:list-item>
              <text:list-item>
                <text:p text:style-name="P12">Сохранение в <text:span text:style-name="T3">XLSX.</text:span> (<text:span text:style-name="T11">2-3 дня</text:span>)</text:p>
              </text:list-item>
              <text:list-item>
                <text:p text:style-name="P12">Отладка (<text:span text:style-name="T11">2 нед.</text:span><text:span text:style-name="T12">)</text:span></text:p>
              </text:list-item>
            </text:list>
          </draw:text-box>
        </draw:frame>
        <draw:path draw:style-name="gr10" draw:layer="layout" svg:width="5.239cm" svg:height="1.64cm" svg:x="1.26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268 0-540 33-805 0-185-22-842 38-453 353h75z">
          <text:p/>
        </draw:path>
        <draw:path draw:style-name="gr10" draw:layer="layout" svg:width="0.997cm" svg:height="1.446cm" svg:x="4.13cm" svg:y="0.926cm" svg:viewBox="0 0 998 1447" svg:d="m71 1447c20-293 20-593-55-873-89-334 199-540 546-572 443-40 448 372 409 600v273l27 300v272">
          <text:p/>
        </draw:path>
        <draw:path draw:style-name="gr10" draw:layer="layout" svg:width="1.662cm" svg:height="1.036cm" svg:x="2.592cm" svg:y="1.418cm" svg:viewBox="0 0 1663 1037" svg:d="m1663 28c-302 31-598-38-900-27-297 11-696 83-763 436l54 273-27 273 82 54">
          <text:p/>
        </draw:path>
        <draw:path draw:style-name="gr10" draw:layer="layout" svg:width="0.29cm" svg:height="0.3cm" svg:x="2.783cm" svg:y="1.82cm" svg:viewBox="0 0 291 301" svg:d="m259 22c-99-58-282 1-257 140 24 129 184 168 289 117v-107-107-21z">
          <text:p/>
        </draw:path>
        <draw:path draw:style-name="gr10" draw:layer="layout" svg:width="0.332cm" svg:height="0.286cm" svg:x="3.384cm" svg:y="1.785cm" svg:viewBox="0 0 333 287" svg:d="m333 25c-108-21-256-69-321 75-59 131 113 225 214 172l75-108-22-85">
          <text:p/>
        </draw:path>
        <draw:path draw:style-name="gr10" draw:layer="layout" svg:width="0.43cm" svg:height="0.488cm" svg:x="2.161cm" svg:y="2.66cm" svg:viewBox="0 0 431 489" svg:d="m195 7c-131-45-233 126-182 225 54 104 114 249 257 257 130 8 217-176 118-268l-43-107-107-85-32-22z">
          <text:p/>
        </draw:path>
        <draw:path draw:style-name="gr10" draw:layer="layout" svg:width="0.341cm" svg:height="0.432cm" svg:x="3.146cm" svg:y="2.654cm" svg:viewBox="0 0 342 433" svg:d="m164 24c-149-98-144 128-161 214-29 147 113 180 214 193 185 24 118-172 86-247l-96-107-97-75">
          <text:p/>
        </draw:path>
        <draw:path draw:style-name="gr10" draw:layer="layout" svg:width="0.35cm" svg:height="0.462cm" svg:x="3.919cm" svg:y="2.614cm" svg:viewBox="0 0 351 463" svg:d="m184 42c-129-26-191 120-183 236 10 145 148 198 247 182 156-25 95-214 75-321l-86-107-75-32z">
          <text:p/>
        </draw:path>
        <draw:path draw:style-name="gr10" draw:layer="layout" svg:width="0.401cm" svg:height="0.435cm" svg:x="4.712cm" svg:y="2.664cm" svg:viewBox="0 0 402 436" svg:d="m194 3c-133-26-180 127-193 236-16 136 128 236 225 182 93-52 234-182 150-311l-107-75-32-32z">
          <text:p/>
        </draw:path>
        <draw:path draw:style-name="gr10" draw:layer="layout" svg:width="0.355cm" svg:height="0.359cm" svg:x="5.545cm" svg:y="2.661cm" svg:viewBox="0 0 356 360" svg:d="m239 17c-116-64-211 62-235 182-32 157 127 189 235 139 133-61 166-243 32-300l-10-21z">
          <text:p/>
        </draw:path>
        <draw:path draw:style-name="gr10" draw:layer="layout" svg:width="5.239cm" svg:height="1.64cm" svg:x="21.5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268 0-540 33-805 0-185-22-842 38-453 353h75z">
          <text:p/>
        </draw:path>
        <draw:path draw:style-name="gr10" draw:layer="layout" svg:width="0.997cm" svg:height="1.446cm" svg:x="24.37cm" svg:y="0.926cm" svg:viewBox="0 0 998 1447" svg:d="m71 1447c20-293 20-593-55-873-89-334 199-540 546-572 443-40 448 372 409 600v273l27 300v272">
          <text:p/>
        </draw:path>
        <draw:path draw:style-name="gr10" draw:layer="layout" svg:width="1.662cm" svg:height="1.036cm" svg:x="22.832cm" svg:y="1.418cm" svg:viewBox="0 0 1663 1037" svg:d="m1663 28c-302 31-598-38-900-27-297 11-696 83-763 436l54 273-27 273 82 54">
          <text:p/>
        </draw:path>
        <draw:path draw:style-name="gr10" draw:layer="layout" svg:width="0.29cm" svg:height="0.3cm" svg:x="23.023cm" svg:y="1.82cm" svg:viewBox="0 0 291 301" svg:d="m259 22c-99-58-282 1-257 140 24 129 184 168 289 117v-107-107-21z">
          <text:p/>
        </draw:path>
        <draw:path draw:style-name="gr10" draw:layer="layout" svg:width="0.332cm" svg:height="0.286cm" svg:x="23.624cm" svg:y="1.785cm" svg:viewBox="0 0 333 287" svg:d="m333 25c-108-21-256-69-321 75-59 131 113 225 214 172l75-108-22-85">
          <text:p/>
        </draw:path>
        <draw:path draw:style-name="gr10" draw:layer="layout" svg:width="0.43cm" svg:height="0.488cm" svg:x="22.401cm" svg:y="2.66cm" svg:viewBox="0 0 431 489" svg:d="m195 7c-131-45-233 126-182 225 54 104 114 249 257 257 130 8 217-176 118-268l-43-107-107-85-32-22z">
          <text:p/>
        </draw:path>
        <draw:path draw:style-name="gr10" draw:layer="layout" svg:width="0.341cm" svg:height="0.432cm" svg:x="23.386cm" svg:y="2.654cm" svg:viewBox="0 0 342 433" svg:d="m164 24c-149-98-144 128-161 214-29 147 113 180 214 193 185 24 118-172 86-247l-96-107-97-75">
          <text:p/>
        </draw:path>
        <draw:path draw:style-name="gr10" draw:layer="layout" svg:width="0.35cm" svg:height="0.462cm" svg:x="24.159cm" svg:y="2.614cm" svg:viewBox="0 0 351 463" svg:d="m184 42c-129-26-191 120-183 236 10 145 148 198 247 182 156-25 95-214 75-321l-86-107-75-32z">
          <text:p/>
        </draw:path>
        <draw:path draw:style-name="gr10" draw:layer="layout" svg:width="0.401cm" svg:height="0.435cm" svg:x="24.952cm" svg:y="2.664cm" svg:viewBox="0 0 402 436" svg:d="m194 3c-133-26-180 127-193 236-16 136 128 236 225 182 93-52 234-182 150-311l-107-75-32-32z">
          <text:p/>
        </draw:path>
        <draw:path draw:style-name="gr10" draw:layer="layout" svg:width="0.355cm" svg:height="0.359cm" svg:x="25.785cm" svg:y="2.661cm" svg:viewBox="0 0 356 360" svg:d="m239 17c-116-64-211 62-235 182-32 157 127 189 235 139 133-61 166-243 32-300l-10-21z">
          <text:p/>
        </draw:path>
        <anim:par presentation:node-type="timing-root">
          <anim:par smil:begin="id31.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3" draw:master-page-name="lyt-cool" presentation:presentation-page-layout-name="AL1T1" draw:id="id32">
        <office:forms form:automatic-focus="false" form:apply-design-mode="false"/>
        <draw:frame presentation:style-name="pr7" draw:layer="layout" svg:width="23.912cm" svg:height="3.508cm" svg:x="2.058cm" svg:y="1.543cm" presentation:class="title">
          <draw:text-box>
            <text:p text:style-name="P1">Оценка сроков</text:p>
          </draw:text-box>
        </draw:frame>
        <draw:frame presentation:style-name="pr8" draw:layer="layout" svg:width="23.912cm" svg:height="14.854cm" svg:x="2.058cm" svg:y="5.838cm" presentation:class="outline" presentation:user-transformed="true">
          <draw:text-box>
            <text:list text:style-name="L2">
              <text:list-header>
                <text:p text:style-name="P1">Конвертер XLSX <text:span text:style-name="T9"> </text:span>XLS:</text:p>
                <text:p text:style-name="P1"><text:span text:style-name="T10"/></text:p>
              </text:list-header>
              <text:list-item>
                <text:p text:style-name="P13"><text:span text:style-name="T12">Чтение из </text:span><text:span text:style-name="T13">XLSX</text:span><text:span text:style-name="T12"> во внутренний формат </text:span><text:span text:style-name="T13">XML</text:span><text:span text:style-name="T12"> (</text:span><text:span text:style-name="T11">1 день</text:span><text:span text:style-name="T12">)</text:span></text:p>
              </text:list-item>
              <text:list-item>
                <text:p text:style-name="P13"><text:span text:style-name="T12">Написание </text:span><text:span text:style-name="T13">XSL</text:span><text:span text:style-name="T12"> таблиц обратного преобразования (</text:span><text:span text:style-name="T11">2-3 нед.</text:span><text:span text:style-name="T12">)</text:span></text:p>
              </text:list-item>
              <text:list-item>
                <text:p text:style-name="P13"><text:span text:style-name="T12">Реализация архитектуры модуля сохранения в бинарный формат. (</text:span><text:span text:style-name="T11">1 нед.</text:span><text:span text:style-name="T12">)</text:span></text:p>
              </text:list-item>
              <text:list-item>
                <text:p text:style-name="P14"><text:span text:style-name="T12">Реализация записи каждого поля в бинарный формат. (</text:span><text:span text:style-name="T11">3-4 нед.</text:span><text:span text:style-name="T12">)</text:span></text:p>
              </text:list-item>
              <text:list-item>
                <text:p text:style-name="P14"><text:span text:style-name="T12">Отладка (</text:span><text:span text:style-name="T11">2 нед.</text:span><text:span text:style-name="T12">)</text:span></text:p>
              </text:list-item>
            </text:list>
          </draw:text-box>
        </draw:frame>
        <draw:path draw:style-name="gr10" draw:layer="layout" svg:width="5.239cm" svg:height="1.64cm" svg:x="1.26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268 0-540 33-805 0-185-22-842 38-453 353h75z">
          <text:p/>
        </draw:path>
        <draw:path draw:style-name="gr10" draw:layer="layout" svg:width="0.997cm" svg:height="1.446cm" svg:x="4.13cm" svg:y="0.926cm" svg:viewBox="0 0 998 1447" svg:d="m71 1447c20-293 20-593-55-873-89-334 199-540 546-572 443-40 448 372 409 600v273l27 300v272">
          <text:p/>
        </draw:path>
        <draw:path draw:style-name="gr10" draw:layer="layout" svg:width="1.662cm" svg:height="1.036cm" svg:x="2.592cm" svg:y="1.418cm" svg:viewBox="0 0 1663 1037" svg:d="m1663 28c-302 31-598-38-900-27-297 11-696 83-763 436l54 273-27 273 82 54">
          <text:p/>
        </draw:path>
        <draw:path draw:style-name="gr10" draw:layer="layout" svg:width="0.29cm" svg:height="0.3cm" svg:x="2.783cm" svg:y="1.82cm" svg:viewBox="0 0 291 301" svg:d="m259 22c-99-58-282 1-257 140 24 129 184 168 289 117v-107-107-21z">
          <text:p/>
        </draw:path>
        <draw:path draw:style-name="gr10" draw:layer="layout" svg:width="0.332cm" svg:height="0.286cm" svg:x="3.384cm" svg:y="1.785cm" svg:viewBox="0 0 333 287" svg:d="m333 25c-108-21-256-69-321 75-59 131 113 225 214 172l75-108-22-85">
          <text:p/>
        </draw:path>
        <draw:path draw:style-name="gr10" draw:layer="layout" svg:width="0.43cm" svg:height="0.488cm" svg:x="2.161cm" svg:y="2.66cm" svg:viewBox="0 0 431 489" svg:d="m195 7c-131-45-233 126-182 225 54 104 114 249 257 257 130 8 217-176 118-268l-43-107-107-85-32-22z">
          <text:p/>
        </draw:path>
        <draw:path draw:style-name="gr10" draw:layer="layout" svg:width="0.341cm" svg:height="0.432cm" svg:x="3.146cm" svg:y="2.654cm" svg:viewBox="0 0 342 433" svg:d="m164 24c-149-98-144 128-161 214-29 147 113 180 214 193 185 24 118-172 86-247l-96-107-97-75">
          <text:p/>
        </draw:path>
        <draw:path draw:style-name="gr10" draw:layer="layout" svg:width="0.35cm" svg:height="0.462cm" svg:x="3.919cm" svg:y="2.614cm" svg:viewBox="0 0 351 463" svg:d="m184 42c-129-26-191 120-183 236 10 145 148 198 247 182 156-25 95-214 75-321l-86-107-75-32z">
          <text:p/>
        </draw:path>
        <draw:path draw:style-name="gr10" draw:layer="layout" svg:width="0.401cm" svg:height="0.435cm" svg:x="4.712cm" svg:y="2.664cm" svg:viewBox="0 0 402 436" svg:d="m194 3c-133-26-180 127-193 236-16 136 128 236 225 182 93-52 234-182 150-311l-107-75-32-32z">
          <text:p/>
        </draw:path>
        <draw:path draw:style-name="gr10" draw:layer="layout" svg:width="0.355cm" svg:height="0.359cm" svg:x="5.545cm" svg:y="2.661cm" svg:viewBox="0 0 356 360" svg:d="m239 17c-116-64-211 62-235 182-32 157 127 189 235 139 133-61 166-243 32-300l-10-21z">
          <text:p/>
        </draw:path>
        <draw:path draw:style-name="gr10" draw:layer="layout" svg:width="5.239cm" svg:height="1.64cm" svg:x="21.5cm" svg:y="2.359cm" svg:viewBox="0 0 5240 1641" svg:d="m96 412c176 242 352 486 528 730 183 252 500 319 781 446 250 114 553 6 830 24 270 16 539-69 806-24 281 49 565-85 830 0 411 133 355-345 553-470 294-186 530-391 755-635 237-257-274-443-504-447-276-4-554-16-830 0-289 17-570-67-855-24-270 41-535 22-806 47-266 25-537 0-805 0-268 0-540 33-805 0-185-22-842 38-453 353h75z">
          <text:p/>
        </draw:path>
        <draw:path draw:style-name="gr10" draw:layer="layout" svg:width="0.997cm" svg:height="1.446cm" svg:x="24.37cm" svg:y="0.926cm" svg:viewBox="0 0 998 1447" svg:d="m71 1447c20-293 20-593-55-873-89-334 199-540 546-572 443-40 448 372 409 600v273l27 300v272">
          <text:p/>
        </draw:path>
        <draw:path draw:style-name="gr10" draw:layer="layout" svg:width="1.662cm" svg:height="1.036cm" svg:x="22.832cm" svg:y="1.418cm" svg:viewBox="0 0 1663 1037" svg:d="m1663 28c-302 31-598-38-900-27-297 11-696 83-763 436l54 273-27 273 82 54">
          <text:p/>
        </draw:path>
        <draw:path draw:style-name="gr10" draw:layer="layout" svg:width="0.29cm" svg:height="0.3cm" svg:x="23.023cm" svg:y="1.82cm" svg:viewBox="0 0 291 301" svg:d="m259 22c-99-58-282 1-257 140 24 129 184 168 289 117v-107-107-21z">
          <text:p/>
        </draw:path>
        <draw:path draw:style-name="gr10" draw:layer="layout" svg:width="0.332cm" svg:height="0.286cm" svg:x="23.624cm" svg:y="1.785cm" svg:viewBox="0 0 333 287" svg:d="m333 25c-108-21-256-69-321 75-59 131 113 225 214 172l75-108-22-85">
          <text:p/>
        </draw:path>
        <draw:path draw:style-name="gr10" draw:layer="layout" svg:width="0.43cm" svg:height="0.488cm" svg:x="22.401cm" svg:y="2.66cm" svg:viewBox="0 0 431 489" svg:d="m195 7c-131-45-233 126-182 225 54 104 114 249 257 257 130 8 217-176 118-268l-43-107-107-85-32-22z">
          <text:p/>
        </draw:path>
        <draw:path draw:style-name="gr10" draw:layer="layout" svg:width="0.341cm" svg:height="0.432cm" svg:x="23.386cm" svg:y="2.654cm" svg:viewBox="0 0 342 433" svg:d="m164 24c-149-98-144 128-161 214-29 147 113 180 214 193 185 24 118-172 86-247l-96-107-97-75">
          <text:p/>
        </draw:path>
        <draw:path draw:style-name="gr10" draw:layer="layout" svg:width="0.35cm" svg:height="0.462cm" svg:x="24.159cm" svg:y="2.614cm" svg:viewBox="0 0 351 463" svg:d="m184 42c-129-26-191 120-183 236 10 145 148 198 247 182 156-25 95-214 75-321l-86-107-75-32z">
          <text:p/>
        </draw:path>
        <draw:path draw:style-name="gr10" draw:layer="layout" svg:width="0.401cm" svg:height="0.435cm" svg:x="24.952cm" svg:y="2.664cm" svg:viewBox="0 0 402 436" svg:d="m194 3c-133-26-180 127-193 236-16 136 128 236 225 182 93-52 234-182 150-311l-107-75-32-32z">
          <text:p/>
        </draw:path>
        <draw:path draw:style-name="gr10" draw:layer="layout" svg:width="0.355cm" svg:height="0.359cm" svg:x="25.785cm" svg:y="2.661cm" svg:viewBox="0 0 356 360" svg:d="m239 17c-116-64-211 62-235 182-32 157 127 189 235 139 133-61 166-243 32-300l-10-21z">
          <text:p/>
        </draw:path>
        <anim:par presentation:node-type="timing-root">
          <anim:par smil:begin="id32.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8" presentation:class="page"/>
          <draw:frame presentation:style-name="pr6" draw:text-style-name="P8" draw:layer="layout" svg:width="14.518cm" svg:height="11.411cm" svg:x="3.249cm" svg:y="14.13cm" presentation:class="notes" presentation:placeholder="true">
            <draw:text-box/>
          </draw:frame>
        </presentation:notes>
      </draw:page>
      <draw:page draw:name="page9" draw:style-name="dp3" draw:master-page-name="lyt-cool" presentation:presentation-page-layout-name="AL1T1" draw:id="id33">
        <office:forms form:automatic-focus="false" form:apply-design-mode="false"/>
        <draw:frame presentation:style-name="pr7" draw:layer="layout" svg:width="23.912cm" svg:height="3.508cm" svg:x="2.058cm" svg:y="1.543cm" presentation:class="title">
          <draw:text-box>
            <text:p text:style-name="P1">Текущее состояние реализации</text:p>
          </draw:text-box>
        </draw:frame>
        <draw:frame presentation:style-name="pr8" draw:layer="layout" svg:width="23.912cm" svg:height="13.231cm" svg:x="2.058cm" svg:y="5.838cm" presentation:class="outline" presentation:user-transformed="true">
          <draw:text-box>
            <text:p text:style-name="P4"><text:span text:style-name="T5">На данный момент разработана архитектура парсера бинарных данных, весь поток данных обработан и покрыт заглушками. То есть, файл </text:span><text:span text:style-name="T6">XLS</text:span><text:span text:style-name="T5"> полностью прочитывается <text:s/>и преобразуется в </text:span><text:span text:style-name="T6">DOM-</text:span><text:span text:style-name="T5">модель.</text:span></text:p>
            <text:p text:style-name="P4"><text:span text:style-name="T5">Работа по реализации ограниченного набора полей (см. раздел Функциональные ограничения) завершена на 35%.</text:span></text:p>
          </draw:text-box>
        </draw:frame>
        <anim:par presentation:node-type="timing-root">
          <anim:par smil:begin="id33.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3.706cm" svg:height="10.28cm" svg:x="3.647cm" svg:y="2.853cm" draw:page-number="9" presentation:class="page"/>
          <draw:frame presentation:style-name="pr6" draw:text-style-name="P8" draw:layer="layout" svg:width="14.518cm" svg:height="11.411cm" svg:x="3.249cm" svg:y="14.13cm" presentation:class="notes" presentation:placeholder="true">
            <draw:text-box/>
          </draw:frame>
        </presentation:notes>
      </draw:page>
      <draw:page draw:name="page10" draw:style-name="dp3" draw:master-page-name="lyt-cool" presentation:presentation-page-layout-name="AL1T1" draw:id="id34">
        <office:forms form:automatic-focus="false" form:apply-design-mode="false"/>
        <draw:frame presentation:style-name="pr7" draw:layer="layout" svg:width="23.912cm" svg:height="3.508cm" svg:x="2.058cm" svg:y="1.543cm" presentation:class="title">
          <draw:text-box>
            <text:p text:style-name="P1">Оценка сроков</text:p>
          </draw:text-box>
        </draw:frame>
        <draw:frame presentation:style-name="pr8" draw:layer="layout" svg:width="23.912cm" svg:height="13.231cm" svg:x="2.058cm" svg:y="5.838cm" presentation:class="outline" presentation:user-transformed="true">
          <draw:text-box>
            <text:list text:style-name="L2">
              <text:list-item>
                <text:p text:style-name="P1">Этап разработки функциональности – до 18 апреля включительно</text:p>
              </text:list-item>
              <text:list-item>
                <text:p text:style-name="P1">Этап отладки и устранения ошибок – 2-3 недели</text:p>
              </text:list-item>
            </text:list>
          </draw:text-box>
        </draw:frame>
        <anim:par presentation:node-type="timing-root">
          <anim:par smil:begin="id34.begin">
            <anim:transitionFilter smil:dur="1s" smil:type="barWipe" smil:subtype="leftToRight"/>
          </anim:par>
        </anim:par>
        <presentation:notes draw:style-name="dp2">
          <draw:page-thumbnail draw:style-name="gr1"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presentation:settings presentation:endless="true" presentation:pause="PT00H00M10S" presentation:mouse-visible="false" presentation:show-logo="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Bitmape_20_1" draw:display-name="Bitmape 1" xlink:href="Pictures/10000000000000400000004077CDC8F9.png" xlink:type="simple" xlink:show="embed" xlink:actuate="onLoad"/>
    <draw:fill-image draw:name="Empty" xlink:href="Pictures/100000000000000800000008913C835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fo:margin-left="0cm" fo:margin-right="0cm" fo:text-align="start" fo:text-indent="0cm" style:text-autospace="ideograph-alpha"/>
      <style:text-properties fo:font-size="12pt" fo:language="ru" fo:country="RU" style:font-size-asian="12pt" style:language-asian="ru" style:country-asian="RU" style:font-family-complex="'Times New Roman'" style:font-family-generic-complex="roman" style:font-pitch-complex="variable" style:font-size-complex="12pt" style:language-complex="ar" style:country-complex="SA"/>
    </style:style>
    <style:style style:name="Default_20_Paragraph_20_Font" style:display-name="Default Paragraph Font" style:family="graphic">
      <style:paragraph-properties style:text-autospace="non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cool" style:page-layout-name="PM1" draw:style-name="Mdp1">
      <office:forms form:automatic-focus="false" form:apply-design-mode="false"/>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Win32 OpenOffice.org_project/300m15$Build-9379</meta:generator>
    <dc:title>Subtle Accents</dc:title>
    <dc:description>Lilac title area and left border with three blue-green accent elements on left border, gray background</dc:description>
    <meta:initial-creator>Oleg Kalitratov</meta:initial-creator>
    <meta:creation-date>2009-04-16T10:36:12</meta:creation-date>
    <dc:creator>Ivan Ivanov</dc:creator>
    <dc:date>2009-04-17T17:45:29.90</dc:date>
    <meta:editing-cycles>14</meta:editing-cycles>
    <meta:editing-duration>PT05H34M50S</meta:editing-duration>
    <meta:document-statistic meta:object-count="196"/>
    <meta:user-defined meta:name="Info 0"/>
    <meta:user-defined meta:name="Info 1"/>
    <meta:user-defined meta:name="Info 2"/>
    <meta:user-defined meta:name="Info 3"/>
  </office:meta>
</office:document-meta>
</file>